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1" style:name="a8426cf" style:parent-style-name="Signature">
      <style:paragraph-properties/>
    </style:style>
    <style:style style:family="paragraph" style:list-style-name="L1" style:name="a387c28" style:parent-style-name="Heading_20_1">
      <style:paragraph-properties/>
    </style:style>
    <style:style style:family="paragraph" style:list-style-name="L1" style:name="a414262" style:parent-style-name="Text_20_body">
      <style:paragraph-properties/>
    </style:style>
    <style:style style:family="paragraph" style:list-style-name="OTK_DEFAULT_LIST" style:name="a10b1e2">
      <style:paragraph-properties/>
    </style:style>
    <style:style style:family="paragraph" style:list-style-name="L1" style:name="a46495c" style:parent-style-name="Signature">
      <style:paragraph-properties/>
    </style:style>
    <style:style style:family="paragraph" style:list-style-name="OTK_DEFAULT_LIST" style:name="aab98ef">
      <style:paragraph-properties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</office:automatic-styles>
  <office:body>
    <office:text>
      <text:list text:continue-numbering="true" text:style-name="OTK_DEFAULT_LIST" xml:id="list007">
        <text:list-item>
          <text:list>
            <text:list-item>
              <text:p text:style-name="aab98ef">a: 1.</text:p>
            </text:list-item>
          </text:list>
        </text:list-item>
      </text:list>
      <text:list text:continue-numbering="true" text:style-name="L1" xml:id="list007">
        <text:list-item>
          <text:p text:style-name="a46495c">b: 2.</text:p>
        </text:list-item>
      </text:list>
      <text:list text:continue-numbering="true" text:style-name="OTK_DEFAULT_LIST" xml:id="list007">
        <text:list-item>
          <text:list>
            <text:list-item>
              <text:p text:style-name="a10b1e2">c: 3.</text:p>
            </text:list-item>
          </text:list>
        </text:list-item>
      </text:list>
      <text:list text:continue-numbering="true" text:style-name="L1" xml:id="list32665384">
        <text:list-item>
          <text:p text:style-name="a414262">Line1<text:s/></text:p>
        </text:list-item>
      </text:list>
      <text:list text:continue-numbering="true" text:style-name="L1" xml:id="list32665384">
        <text:list-header>
          <text:p text:style-name="a387c28">Line2 - first list item<text:s/></text:p>
        </text:list-header>
      </text:list>
      <text:list text:continue-numbering="true" text:style-name="L1" xml:id="list32665384">
        <text:list-item>
          <text:p text:style-name="a8426cf">Line3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1" style:display-name="Heading 1" style:family="paragraph" style:name="Heading_20_1" style:next-style-name="Text_20_body" style:parent-style-name="Heading">
      <style:paragraph-properties/>
      <style:text-properties fo:font-weight="bold" style:font-weight-asian="bold" style:font-weight-complex="bold"/>
    </style:style>
    <style:style style:family="paragraph" style:name="Signature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7</dc:date>
    <meta:editing-cycles>2</meta:editing-cycles>
    <meta:editing-duration>PT0.006S</meta:editing-duration>
  </office:meta>
</office:document-meta>
</file>